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d23" officeooo:paragraph-rsid="00112d23"/>
    </style:style>
    <style:style style:name="T1" style:family="text">
      <style:text-properties officeooo:rsid="0011a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les are defined and expressed in HOCON</text:p>
      <text:p text:style-name="P1"/>
      <text:p text:style-name="P1"/>
      <text:p text:style-name="P1"/>
      <text:p text:style-name="P1">Example:</text:p>
      <text:p text:style-name="P1">/kp setrule <text:span text:style-name="T1">or{player-whitelist: [Brynwyl, Meelock], entity-whitelist: [Wolf, Horse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didiah Pommert</meta:initial-creator>
    <meta:creation-date>2016-04-18T18:46:10.137597266</meta:creation-date>
    <dc:date>2016-04-21T16:16:52.990973790</dc:date>
    <dc:creator>Jedidiah Pommert</dc:creator>
    <meta:editing-duration>PT1H46M38S</meta:editing-duration>
    <meta:editing-cycles>1</meta:editing-cycles>
    <meta:document-statistic meta:table-count="0" meta:image-count="0" meta:object-count="0" meta:page-count="1" meta:paragraph-count="3" meta:word-count="16" meta:character-count="133" meta:non-whitespace-character-count="120"/>
    <meta:generator>LibreOffice/5.0.3.2$Linux_X86_64 LibreOffice_project/00m0$Build-2</meta:generator>
  </office:meta>
</office:document-meta>
</file>